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0772" officeooo:paragraph-rsid="00110772"/>
    </style:style>
    <style:style style:name="P2" style:family="paragraph" style:parent-style-name="Standard">
      <style:paragraph-properties fo:text-align="justify" style:justify-single-word="false"/>
      <style:text-properties officeooo:rsid="00110772" officeooo:paragraph-rsid="00110772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10772" officeooo:paragraph-rsid="00110772" style:font-weight-asian="bold" style:font-weight-complex="bold"/>
    </style:style>
    <style:style style:name="P5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break-before="page"/>
      <style:text-properties officeooo:rsid="00110772" officeooo:paragraph-rsid="00110772"/>
    </style:style>
    <style:style style:name="T1" style:family="text">
      <style:text-properties officeooo:rsid="00110772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-start text:name="lgcjsintro"/>Introduzione<text:bookmark-end text:name="lgcjsintro"/></text:p>
      <text:p text:style-name="Standard">Questa è l’introduzione. <text:span text:style-name="T2">Testo in grassetto. </text:span></text:p>
      <text:p text:style-name="P5">Testo in corsivo, <text:span text:style-name="T2">testo in grassetto corsivo</text:span>.</text:p>
      <text:p text:style-name="P6">Testo underline.</text:p>
      <text:p text:style-name="Standard"/>
      <text:p text:style-name="P8">Testo a <text:span text:style-name="T1">destra</text:span></text:p>
      <text:p text:style-name="P7">Testo al centro</text:p>
      <text:p text:style-name="P2">Testo giustificato</text:p>
      <text:p text:style-name="P1">Testo a sinistra</text:p>
      <text:p text:style-name="Standard"/>
      <text:p text:style-name="P4"><text:bookmark-start text:name="lgcjsrules"/>Regole<text:bookmark-end text:name="lgcjsrules"/></text:p>
      <text:p text:style-name="P1">Regola 1</text:p>
      <text:p text:style-name="P1">Regola 2</text:p>
      <text:p text:style-name="Standard"/>
      <text:p text:style-name="P9"><text:bookmark-start text:name="lgcjs1"/><text:span text:style-name="T2">1.</text:span> <text:bookmark-end text:name="lgcjs1"/>Paragrafo 1, con un link al <text:a xlink:type="simple" xlink:href="#lgcjs2" text:style-name="Internet_20_link" text:visited-style-name="Visited_20_Internet_20_Link">2</text:a></text:p>
      <text:p text:style-name="P1"/>
      <text:p text:style-name="P4"><text:bookmark-start text:name="lgcjs2"/>2<text:bookmark-end text:name="lgcjs2"/></text:p>
      <text:p text:style-name="P1">Paragrafo 2, con un link<text:a xlink:type="simple" xlink:href="#lgcjsrules" text:style-name="Internet_20_link" text:visited-style-name="Visited_20_Internet_20_Link"> alle regole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Normale" style:font-family-generic="roman" style:font-pitch="variable" fo:language="zxx" fo:country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01-01T14:28:30.863048091</meta:creation-date>
    <meta:generator>LibreOffice/6.4.1.2$Linux_X86_64 LibreOffice_project/e1ad903d8acbc5f5b474f1d8ec3defef24b8c46b</meta:generator>
    <meta:editing-cycles>0</meta:editing-cycles>
    <meta:editing-duration>P0D</meta:editing-duration>
    <meta:document-statistic meta:table-count="0" meta:image-count="0" meta:object-count="0" meta:page-count="2" meta:paragraph-count="14" meta:word-count="48" meta:character-count="272" meta:non-whitespace-character-count="237"/>
  </office:meta>
</office:document-meta>
</file>